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40000004B02C5236E4.png" manifest:media-type="image/png"/>
  <manifest:file-entry manifest:full-path="Pictures/1000000000000320000002585C39BAEF.png" manifest:media-type="image/png"/>
  <manifest:file-entry manifest:full-path="Pictures/1000000000000640000004B0F8982FA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Human-title">
      <style:graphic-properties draw:auto-grow-height="true" fo:min-height="3.506cm"/>
    </style:style>
    <style:style style:name="pr4" style:family="presentation" style:parent-style-name="Human-outline1">
      <style:graphic-properties draw:auto-grow-height="true" fo:min-height="13.859cm"/>
    </style:style>
    <style:style style:name="pr5" style:family="presentation" style:parent-style-name="Human-notes">
      <style:graphic-properties draw:fill-color="#ffffff" fo:min-height="13.364cm"/>
    </style:style>
    <style:style style:name="pr6" style:family="presentation" style:parent-style-name="Human-title">
      <style:graphic-properties fo:min-height="3.506cm"/>
    </style:style>
    <style:style style:name="pr7" style:family="presentation" style:parent-style-name="Human-outline1">
      <style:graphic-properties fo:min-height="13.859cm"/>
    </style:style>
    <style:style style:name="P1" style:family="paragraph">
      <style:text-properties fo:font-size="88pt" fo:font-weight="bold" style:font-size-asian="88pt" style:font-weight-asian="bold" style:font-size-complex="88pt" style:font-weight-complex="bold"/>
    </style:style>
    <style:style style:name="P2" style:family="paragraph">
      <style:text-properties fo:font-size="20pt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O. Smirnov - M.E. &amp; MeqTrees - GLOW2010</presentation:header-decl>
      <presentation:footer-decl presentation:name="ftr1">O. Smirnov - CALIM 2014 - TBD</presentation:footer-decl>
      <presentation:date-time-decl presentation:name="dtd1" presentation:source="fixed">04/03/2014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Simulations Discussion</text:p>
          </draw:text-box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Options: OSKAR</text:p>
          </draw:text-box>
        </draw:frame>
        <draw:frame presentation:style-name="pr4" draw:layer="layout" svg:width="25.199cm" svg:height="15.466cm" svg:x="1.905cm" svg:y="4.31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PU based (very fast), scales to huge problems</text:p>
              </text:list-item>
              <text:list-item>
                <text:p>Instrumental model:</text:p>
                <text:list>
                  <text:list-item>
                    <text:p>AA station beams</text:p>
                  </text:list-item>
                  <text:list-item>
                    <text:p>Work ongoing (or planned) for arbitrary beams and other instrumental effects</text:p>
                  </text:list-item>
                </text:list>
              </text:list-item>
              <text:list-item>
                <text:p>Sky model: deltas, Gaussians (uses DFT)</text:p>
                <text:p/>
                <text:p/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Options: MeqTrees</text:p>
          </draw:text-box>
        </draw:frame>
        <draw:frame presentation:style-name="pr7" draw:layer="layout" svg:width="25.199cm" svg:height="13.859cm" svg:x="1.905cm" svg:y="5.08cm" presentation:class="outline">
          <draw:text-box>
            <text:list text:style-name="L2">
              <text:list-item>
                <text:p>CPU based (slower), scales to 1000s sources (SKA1 sized problem)</text:p>
              </text:list-item>
              <text:list-item>
                <text:p>Instrumental model:</text:p>
                <text:list>
                  <text:list-item>
                    <text:p>Arbitrary beams, pointing errors</text:p>
                  </text:list-item>
                  <text:list-item>
                    <text:p>Various ionospheric models</text:p>
                  </text:list-item>
                  <text:list-item>
                    <text:p>Easy to bend in unexpected directions</text:p>
                  </text:list-item>
                </text:list>
              </text:list-item>
              <text:list-item>
                <text:p>Sky model: deltas, Gaussians, images</text:p>
              </text:list-item>
              <text:list-item>
                <text:p>Well-developed scripting infrastructure</text:p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The Problem</text:p>
          </draw:text-box>
        </draw:frame>
        <draw:frame presentation:style-name="pr7" draw:layer="layout" svg:width="25.199cm" svg:height="13.859cm" svg:x="1.905cm" svg:y="5.08cm" presentation:class="outline" presentation:user-transformed="true">
          <draw:text-box>
            <text:list text:style-name="L2">
              <text:list-item>
                <text:p>Naive simulations always produce the same answer:</text:p>
              </text:list-item>
            </text:list>
          </draw:text-box>
        </draw:frame>
        <draw:frame draw:style-name="gr2" draw:text-style-name="P1" draw:layer="layout" svg:width="14.732cm" svg:height="3.718cm" svg:x="9.398cm" svg:y="7.62cm">
          <draw:text-box>
            <text:p xml:id="id1" text:id="id1" text:style-name="P1"><text:span text:style-name="T1">4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 presentation:use-header-name="hdr1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The Problem</text:p>
          </draw:text-box>
        </draw:frame>
        <draw:frame presentation:style-name="pr7" draw:layer="layout" svg:width="25.199cm" svg:height="13.859cm" svg:x="1.905cm" svg:y="5.08cm" presentation:class="outline">
          <draw:text-box>
            <text:list text:style-name="L2">
              <text:list-item>
                <text:p>Brute-force simulations are useless</text:p>
              </text:list-item>
              <text:list-item>
                <text:p>Need to pose questions carefully, and that's where the “added value” is</text:p>
                <text:p/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Example 1</text:p>
          </draw:text-box>
        </draw:frame>
        <draw:frame presentation:style-name="pr7" draw:layer="layout" svg:width="25.199cm" svg:height="13.859cm" svg:x="1.905cm" svg:y="5.08cm" presentation:class="outline">
          <draw:text-box>
            <text:list text:style-name="L2">
              <text:list-item>
                <text:p>“Can we do a weak lensing survey with SKA1?”</text:p>
                <text:p/>
              </text:list-item>
              <text:list-item>
                <text:p>Produce galaxy model images</text:p>
              </text:list-item>
              <text:list-item>
                <text:p>Feed them through MeqTrees sim for a given SKA1 layout</text:p>
                <text:list>
                  <text:list-item>
                    <text:p>...fixing SNR</text:p>
                  </text:list-item>
                </text:list>
              </text:list-item>
              <text:list-item>
                <text:p>See if we can recover shapes</text:p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Example 2</text:p>
          </draw:text-box>
        </draw:frame>
        <draw:frame presentation:style-name="pr7" draw:layer="layout" svg:width="25.199cm" svg:height="13.859cm" svg:x="1.905cm" svg:y="5.08cm" presentation:class="outline">
          <draw:text-box>
            <text:list text:style-name="L2">
              <text:list-item>
                <text:p>“Does stacking work?”</text:p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 presentation:user-transformed="true">
          <draw:text-box>
            <text:p>Example 3</text:p>
          </draw:text-box>
        </draw:frame>
        <draw:frame presentation:style-name="pr7" draw:layer="layout" svg:width="25.199cm" svg:height="13.859cm" svg:x="1.905cm" svg:y="5.08cm" presentation:class="outline">
          <draw:text-box>
            <text:list text:style-name="L2">
              <text:list-item>
                <text:p>“What's the most important mechanical dish parameter?”</text:p>
                <text:list>
                  <text:list-item>
                    <text:p>What does pointing error do</text:p>
                  </text:list-item>
                  <text:list-item>
                    <text:p>What does deformation do</text:p>
                  </text:list-item>
                </text:list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Example 4</text:p>
          </draw:text-box>
        </draw:frame>
        <draw:frame presentation:style-name="pr7" draw:layer="layout" svg:width="25.199cm" svg:height="13.859cm" svg:x="1.905cm" svg:y="5.08cm" presentation:class="outline">
          <draw:text-box>
            <text:list text:style-name="L2">
              <text:list-item>
                <text:p>“Can PAFs work on offset Gregorians?”</text:p>
                <text:list>
                  <text:list-item>
                    <text:p>What happens when you electronically rotate the beams?</text:p>
                  </text:list-item>
                  <text:list-item>
                    <text:p>What happens to the sidelobes?</text:p>
                  </text:list-item>
                </text:list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Example 5</text:p>
          </draw:text-box>
        </draw:frame>
        <draw:frame presentation:style-name="pr7" draw:layer="layout" svg:width="25.199cm" svg:height="13.859cm" svg:x="1.905cm" svg:y="5.08cm" presentation:class="outline">
          <draw:text-box>
            <text:list text:style-name="L2">
              <text:list-item>
                <text:p>“What effect does correlated noise have on PAF surveys?”</text:p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Hatching_20_1" draw:display-name="Hatching 1" draw:style="single" draw:color="#ff0000" draw:distance="0.1cm" draw:rotation="3150"/>
    <draw:fill-image draw:name="Blue" xlink:href="Pictures/1000000000000640000004B02C5236E4.png" xlink:type="simple" xlink:show="embed" xlink:actuate="onLoad"/>
    <draw:fill-image draw:name="bwmed" xlink:href="Pictures/1000000000000320000002585C39BAEF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 Condensed'" style:font-family-generic="roman" style:font-pitch="variable" fo:font-size="44pt" fo:font-style="normal" fo:text-shadow="none" style:text-underline-style="none" fo:font-weight="normal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Standard-background" style:family="presentation">
      <style:graphic-properties draw:stroke="none" draw:fill="none" draw:fill-color="#000000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babed6" draw:fill-image-width="1cm" draw:fill-image-height="1cm"/>
    </style:style>
    <style:style style:name="Mdp5" style:family="drawing-page">
      <style:drawing-page-properties draw:background-size="border" draw:fill="none" draw:fill-color="#000000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11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12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6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905cm" svg:y="5.08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635cm" svg:x="0.635cm" svg:y="20.36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5" draw:layer="backgroundobjects" svg:width="20.32cm" svg:height="0.635cm" svg:x="3.81cm" svg:y="20.32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0.635cm" svg:x="20.955cm" svg:y="20.36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6" draw:text-style-name="MP1" draw:layer="backgroundobjects" svg:width="6.523cm" svg:height="1.448cm" svg:x="1.5cm" svg:y="17.552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6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9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8" draw:layer="backgroundobjects" svg:width="6.523cm" svg:height="1.448cm" svg:x="20.076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lyt-cool" style:page-layout-name="PM1" draw:style-name="Mdp4">
      <draw:rect presentation:style-name="Mpr10" draw:text-style-name="MP9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2.18cm" svg:x="2.058cm" svg:y="5.838cm" presentation:class="outline" presentation:placeholder="true">
        <draw:text-box/>
      </draw:frame>
      <draw:rect presentation:style-name="Mpr11" draw:text-style-name="MP9" draw:layer="backgroundobjects" svg:width="0.505cm" svg:height="2.552cm" svg:x="0cm" svg:y="0cm">
        <text:p/>
      </draw:rect>
      <draw:rect presentation:style-name="Mpr11" draw:text-style-name="MP9" draw:layer="backgroundobjects" svg:width="0.505cm" svg:height="2.552cm" svg:x="0cm" svg:y="6.615cm">
        <text:p/>
      </draw:rect>
      <draw:rect presentation:style-name="Mpr11" draw:text-style-name="MP9" draw:layer="backgroundobjects" svg:width="0.505cm" svg:height="2.552cm" svg:x="0cm" svg:y="3.246cm">
        <text:p/>
      </draw:rect>
      <draw:frame presentation:style-name="Mpr12" draw:text-style-name="MP5" draw:layer="backgroundobjects" svg:width="19cm" svg:height="0.948cm" svg:x="1cm" svg:y="0.052cm" presentation:class="footer">
        <draw:text-box>
          <text:p text:style-name="MP10"><text:span text:style-name="MT1"><presentation:footer/></text:span></text:p>
        </draw:text-box>
      </draw:frame>
      <draw:frame presentation:style-name="Mpr12" draw:text-style-name="MP2" draw:layer="backgroundobjects" svg:width="2.5cm" svg:height="0.948cm" svg:x="25cm" svg:y="0.0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Standard" style:page-layout-name="PM1" draw:style-name="Mdp5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8" draw:layer="backgroundobjects" svg:width="6.523cm" svg:height="1.448cm" svg:x="20.076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4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5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5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10-11-17T12:06:47</meta:creation-date>
    <dc:language>fi-FI</dc:language>
    <meta:editing-cycles>396</meta:editing-cycles>
    <meta:editing-duration>P23DT38M18S</meta:editing-duration>
    <meta:initial-creator>Oleg Smirnov</meta:initial-creator>
    <dc:date>2014-03-07T02:10:24</dc:date>
    <dc:creator>Oleg Smirnov</dc:creator>
    <meta:printed-by>Oleg Smirnov</meta:printed-by>
    <meta:print-date>2012-05-01T18:37:51</meta:print-date>
    <meta:document-statistic meta:object-count="103"/>
    <meta:user-defined meta:name="Info 1"/>
    <meta:user-defined meta:name="Info 2"/>
    <meta:user-defined meta:name="Info 3"/>
    <meta:user-defined meta:name="Info 4"/>
    <meta:template xlink:type="simple" xlink:actuate="onRequest" xlink:title="" xlink:href="../home/usr/lib/openoffice/basis3.2/share/template/en-US/presnt/Human.otp"/>
  </office:meta>
</office:document-meta>
</file>